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style:vertical-align="automatic" fo:wrap-option="wrap"/>
    </style:style>
    <style:style style:name="ce6" style:family="table-cell" style:parent-style-name="Default" style:data-style-name="N36"/>
    <style:style style:name="ce7" style:family="table-cell" style:parent-style-name="Default" style:data-style-name="N38"/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38">
      <style:table-cell-properties style:vertical-align="automatic" fo:wrap-option="wrap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4.7372916666667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29.2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Date</text:p>
          </table:table-cell>
          <table:table-cell office:value-type="string" table:style-name="ce2">
            <text:p>Description of work</text:p>
          </table:table-cell>
          <table:table-cell office:value-type="string" table:style-name="ce2">
            <text:p>Effort ([HH]:mm)</text:p>
          </table:table-cell>
          <table:table-cell table:number-columns-repeated="16380"/>
        </table:table-row>
        <table:table-row table:number-rows-repeated="2" table:style-name="ro2">
          <table:table-cell table:style-name="ce3"/>
          <table:table-cell table:style-name="ce4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3"/>
          <table:table-cell office:value-type="date" office:date-value="2020-01-23T00:00:00" table:style-name="ce4">
            <text:p>23.01.20</text:p>
          </table:table-cell>
          <table:table-cell office:value-type="string" table:style-name="ce5">
            <text:p>Adding the accompishments and information to section Contact with Professors</text:p>
          </table:table-cell>
          <table:table-cell office:value-type="time" office:time-value="PT2H30M0S" table:style-name="ce6">
            <text:p>02:3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22T00:00:00" table:style-name="ce4">
            <text:p>22.01.20</text:p>
          </table:table-cell>
          <table:table-cell office:value-type="string" table:style-name="ce5">
            <text:p>Adding the articles adresses of Inge Troch and Astrid Staufer in GitHUb</text:p>
          </table:table-cell>
          <table:table-cell office:value-type="time" office:time-value="PT0H15M0S" table:style-name="ce6">
            <text:p>00:15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21T00:00:00" table:style-name="ce4">
            <text:p>21.01.20</text:p>
          </table:table-cell>
          <table:table-cell office:value-type="string" table:style-name="ce5">
            <text:p>Publishing article, adding links in the GitHub</text:p>
          </table:table-cell>
          <table:table-cell office:value-type="time" office:time-value="PT2H25M0S" table:style-name="ce6">
            <text:p>02:25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20T00:00:00" table:style-name="ce4">
            <text:p>20.01.20</text:p>
          </table:table-cell>
          <table:table-cell office:value-type="string" table:style-name="ce5">
            <text:p>Adding information in the GitHub page</text:p>
          </table:table-cell>
          <table:table-cell office:value-type="time" office:time-value="PT1H20M0S" table:style-name="ce6">
            <text:p>01:2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19T00:00:00" table:style-name="ce4">
            <text:p>19.01.20</text:p>
          </table:table-cell>
          <table:table-cell office:value-type="string" table:style-name="ce5">
            <text:p>Finishing article of Agata Ciabattoni and sending it for check</text:p>
          </table:table-cell>
          <table:table-cell office:value-type="time" office:time-value="PT2H15M0S" table:style-name="ce6">
            <text:p>02:15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18T00:00:00" table:style-name="ce4">
            <text:p>18.01.20</text:p>
          </table:table-cell>
          <table:table-cell office:value-type="string" table:style-name="ce5">
            <text:p>Adding all the missed hours in my timetable and arragments in the Page</text:p>
          </table:table-cell>
          <table:table-cell office:value-type="time" office:time-value="PT2H0M0S" table:style-name="ce6">
            <text:p>02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17T00:00:00" table:style-name="ce4">
            <text:p>17.01.20</text:p>
          </table:table-cell>
          <table:table-cell office:value-type="string" table:style-name="ce5">
            <text:p>Started writing article on Azra Korjeni, but changed to Agata Ciabattoni<text:s/></text:p>
          </table:table-cell>
          <table:table-cell office:value-type="time" office:time-value="PT3H20M0S" table:style-name="ce6">
            <text:p>03:20</text:p>
          </table:table-cell>
          <table:table-cell table:number-columns-repeated="16380"/>
        </table:table-row>
        <table:table-row table:style-name="ro3">
          <table:table-cell table:style-name="ce3"/>
          <table:table-cell office:value-type="date" office:date-value="2020-01-13T00:00:00" table:style-name="ce4">
            <text:p>13.01.20</text:p>
          </table:table-cell>
          <table:table-cell office:value-type="string" table:style-name="ce5">
            <text:p>Working on my published articles, to link the names of the professor, where there are mentioned in other articles and choosing 2 more more articles to start writing for</text:p>
          </table:table-cell>
          <table:table-cell office:value-type="time" office:time-value="PT2H0M0S" table:style-name="ce6">
            <text:p>02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10T00:00:00" table:style-name="ce4">
            <text:p>10.01.20</text:p>
          </table:table-cell>
          <table:table-cell office:value-type="string" table:style-name="ce5">
            <text:p>Meeting with lecturers</text:p>
          </table:table-cell>
          <table:table-cell office:value-type="time" office:time-value="PT0H45M0S" table:style-name="ce6">
            <text:p>00:45</text:p>
          </table:table-cell>
          <table:table-cell table:number-columns-repeated="16380"/>
        </table:table-row>
        <table:table-row table:style-name="ro4">
          <table:table-cell table:style-name="ce3"/>
          <table:table-cell office:value-type="date" office:date-value="2020-01-09T00:00:00" table:style-name="ce4">
            <text:p>09.01.20</text:p>
          </table:table-cell>
          <table:table-cell office:value-type="string" table:style-name="ce5">
            <text:p>Publishing Article for Pohl/ I postponed it <text:s/>it so long, because after Monika Ludwig I recived strange message/ But everything worked out<text:s/></text:p>
          </table:table-cell>
          <table:table-cell office:value-type="time" office:time-value="PT1H30M0S" table:style-name="ce6">
            <text:p>01:3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06T00:00:00" table:style-name="ce4">
            <text:p>06.01.20</text:p>
          </table:table-cell>
          <table:table-cell office:value-type="string" table:style-name="ce4">
            <text:p>Publishing First Article for Monika Ludwig</text:p>
          </table:table-cell>
          <table:table-cell office:value-type="time" office:time-value="PT2H0M0S" table:style-name="ce6">
            <text:p>02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04T00:00:00" table:style-name="ce4">
            <text:p>04.01.20</text:p>
          </table:table-cell>
          <table:table-cell office:value-type="string" table:style-name="ce4">
            <text:p>Uploading Stuff on the Page</text:p>
          </table:table-cell>
          <table:table-cell office:value-type="time" office:time-value="PT1H0M0S" table:style-name="ce6">
            <text:p>01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20-01-04T00:00:00" table:style-name="ce4">
            <text:p>04.01.20</text:p>
          </table:table-cell>
          <table:table-cell office:value-type="string" table:style-name="ce4">
            <text:p>Finishing Pohl article, writing new one for Ludwig</text:p>
          </table:table-cell>
          <table:table-cell office:value-type="time" office:time-value="PT5H0M0S" table:style-name="ce6">
            <text:p>05:00</text:p>
          </table:table-cell>
          <table:table-cell table:number-columns-repeated="16380"/>
        </table:table-row>
        <table:table-row table:style-name="ro4">
          <table:table-cell table:style-name="ce3"/>
          <table:table-cell office:value-type="date" office:date-value="2019-12-11T00:00:00" table:style-name="ce4">
            <text:p>11.12.19</text:p>
          </table:table-cell>
          <table:table-cell office:value-type="string" table:style-name="ce5">
            <text:p>Daniela and Me meet up Gelautz and we spoke about the article, where she was not agree to be published</text:p>
          </table:table-cell>
          <table:table-cell office:value-type="time" office:time-value="PT0H30M0S" table:style-name="ce6">
            <text:p>00:30</text:p>
          </table:table-cell>
          <table:table-cell table:number-columns-repeated="16380"/>
        </table:table-row>
        <table:table-row table:style-name="ro4">
          <table:table-cell table:style-name="ce3"/>
          <table:table-cell office:value-type="date" office:date-value="2019-12-04T00:00:00" table:style-name="ce4">
            <text:p>04.12.19</text:p>
          </table:table-cell>
          <table:table-cell office:value-type="string" table:style-name="ce5">
            <text:p>Finishing the article for Gelautz and giving it to others for peer review. After that Sending it to Gelautz and meeting with her</text:p>
          </table:table-cell>
          <table:table-cell office:value-type="time" office:time-value="PT2H0M0S" table:style-name="ce6">
            <text:p>02:00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date" office:date-value="2019-12-01T00:00:00" table:style-name="ce4">
            <text:p>01.12.19</text:p>
          </table:table-cell>
          <table:table-cell office:value-type="string" table:style-name="ce4">
            <text:p>Work on the article about Margrit Gelautz</text:p>
          </table:table-cell>
          <table:table-cell office:value-type="time" office:time-value="PT1H0M0S" table:style-name="ce6">
            <text:p>01: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30T00:00:00" table:style-name="ce4">
            <text:p>30.11.19</text:p>
          </table:table-cell>
          <table:table-cell office:value-type="string" table:style-name="ce1">
            <text:p>Starting the article for Margrit Gelautz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5">
          <table:table-cell table:style-name="ce8"/>
          <table:table-cell office:value-type="date" office:date-value="2019-11-29T00:00:00" table:style-name="ce5">
            <text:p>29.11.19</text:p>
          </table:table-cell>
          <table:table-cell office:value-type="string" table:style-name="ce8">
            <text:p>Meeting with lecturers and after the other showed us how to make changes on the GitHub page and <text:s/>new entries<text:s text:c="2"/></text:p>
          </table:table-cell>
          <table:table-cell office:value-type="time" office:time-value="PT1H0M0S" table:style-name="ce9">
            <text:p>01:00</text:p>
          </table:table-cell>
          <table:table-cell table:number-columns-repeated="16380" table:style-name="ce8"/>
        </table:table-row>
        <table:table-row table:style-name="ro1">
          <table:table-cell table:style-name="ce1"/>
          <table:table-cell office:value-type="date" office:date-value="2019-11-24T00:00:00" table:style-name="ce4">
            <text:p>24.11.19</text:p>
          </table:table-cell>
          <table:table-cell office:value-type="string" table:style-name="ce1">
            <text:p>Writing information for the first article of Fitzpatrick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date" office:date-value="2019-11-19T00:00:00" table:style-name="ce4">
            <text:p>19.11.19</text:p>
          </table:table-cell>
          <table:table-cell office:value-type="string" table:style-name="ce8">
            <text:p>Internal meeting of the team where we wanted to set some time span for projects and distribustion of work</text:p>
          </table:table-cell>
          <table:table-cell office:value-type="time" office:time-value="PT1H35M0S" table:style-name="ce7">
            <text:p>01:3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13T00:00:00" table:style-name="ce4">
            <text:p>13.11.19</text:p>
          </table:table-cell>
          <table:table-cell office:value-type="string" table:style-name="ce1">
            <text:p>Meeting Margrit Gelautz and explaining her our aim and project<text:s/></text:p>
          </table:table-cell>
          <table:table-cell office:value-type="time" office:time-value="PT0H30M0S" table:style-name="ce7">
            <text:p>00: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10T00:00:00" table:style-name="ce4">
            <text:p>10.11.19</text:p>
          </table:table-cell>
          <table:table-cell office:value-type="string" table:style-name="ce1">
            <text:p>Wikipedia meeting</text:p>
          </table:table-cell>
          <table:table-cell office:value-type="time" office:time-value="PT2H30M0S" table:style-name="ce7">
            <text:p>02: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1-08T00:00:00" table:style-name="ce4">
            <text:p>08.11.19</text:p>
          </table:table-cell>
          <table:table-cell office:value-type="string" table:style-name="ce1">
            <text:p>Meeting up with lecturers and discussing who is going on the Wiki meeting<text:s/></text:p>
          </table:table-cell>
          <table:table-cell office:value-type="time" office:time-value="PT1H0M0S" table:style-name="ce6">
            <text:p>01: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0-27T00:00:00" table:style-name="ce4">
            <text:p>27.10.19</text:p>
          </table:table-cell>
          <table:table-cell office:value-type="string" table:style-name="ce1">
            <text:p>Created my wikipedia account and made research on publishing wiki articles</text:p>
          </table:table-cell>
          <table:table-cell office:value-type="time" office:time-value="PT1H30M0S" table:style-name="ce6">
            <text:p>01: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10-25T00:00:00" table:style-name="ce4">
            <text:p>25.10.19</text:p>
          </table:table-cell>
          <table:table-cell office:value-type="string" table:style-name="ce1">
            <text:p>Discussing project proposal with the group and finding materials for the professors</text:p>
          </table:table-cell>
          <table:table-cell office:value-type="time" office:time-value="PT2H0M0S" table:style-name="ce6">
            <text:p>02:0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2">
            <text:p>TOTAL</text:p>
          </table:table-cell>
          <table:table-cell table:style-name="ce2"/>
          <table:table-cell office:value-type="time" office:time-value="PT42H55M0S" table:formula="of:=SUM([.D3:.D29])" table:style-name="ce10">
            <text:p>42:55</text:p>
          </table:table-cell>
          <table:table-cell table:number-columns-repeated="16380"/>
        </table:table-row>
        <table:table-row table:number-rows-repeated="1048546" table:style-name="ro1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/>
    </number:date-style>
    <number:time-style style:name="N38">
      <number:hours number:style="long"/>
      <number:text>:</number:text>
      <number:minutes number:style="long"/>
    </number:tim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hammad Zandpour</meta:initial-creator>
    <dc:creator>vasilenakisova@gmail.com</dc:creator>
    <meta:creation-date>2019-11-21T00:22:27Z</meta:creation-date>
    <dc:date>2020-01-23T18:24:53Z</dc:date>
    <meta:editing-cycles>3</meta:editing-cycles>
    <meta:editing-duration>PT281S</meta:editing-duration>
  </office:meta>
</office:document-meta>
</file>